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 style:master-page-name="MP0">
      <style:paragraph-properties style:page-number="auto" fo:break-before="page"/>
      <style:text-properties fo:language="el" fo:country="GR"/>
    </style:style>
    <style:style style:name="T1" style:family="text">
      <style:text-properties fo:language="el" fo:country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Λεωνίδας Δημάκης </text:p>
      <text:p text:style-name="P1"/>
      <text:p text:style-name="Standard"><text:span text:style-name="Default_20_Paragraph_20_Font"><text:span text:style-name="T1">Η εργασία έγινε σε </text:span></text:span>unbuntu<text:span text:style-name="Default_20_Paragraph_20_Font"><text:span text:style-name="T1"> 13.10 δουλεύει στα </text:span></text:span>linux<text:span text:style-name="Default_20_Paragraph_20_Font"><text:span text:style-name="T1"> της σχολής χωρίς κανένα πρόβλημα..</text:span></text:span></text:p>
      <text:p text:style-name="P1"/>
      <text:p text:style-name="P1">Εκτελεί όλα τα κομμάτια της εργασίας με τους σωστούς αποκλεισμούς στις μνήμες..</text:p>
      <text:p text:style-name="P1"/>
      <text:p text:style-name="P1"/>
      <text:p text:style-name="Standard"><text:span text:style-name="Default_20_Paragraph_20_Font"><text:span text:style-name="T1">Η άσκηση περιέχει <text:s/>2 </text:span></text:span>sourcefile<text:span text:style-name="Default_20_Paragraph_20_Font"><text:span text:style-name="T1">.</text:span></text:span>c<text:span text:style-name="Default_20_Paragraph_20_Font"><text:span text:style-name="T1"> και ένα </text:span></text:span>makefile<text:span text:style-name="Default_20_Paragraph_20_Font"><text:span text:style-name="T1"> και ένα </text:span></text:span>txt</text:p>
      <text:p text:style-name="P1">Για να την εκτελέσουμε :</text:p>
      <text:p text:style-name="P1"/>
      <text:p text:style-name="P1"/>
      <text:p text:style-name="Standard">make</text:p>
      <text:p text:style-name="P1"/>
      <text:p text:style-name="Standard"><text:span text:style-name="Default_20_Paragraph_20_Font"><text:span text:style-name="T1">./</text:span></text:span>server<text:span text:style-name="Default_20_Paragraph_20_Font"><text:span text:style-name="T1">1 &lt;</text:span></text:span>wonderwall<text:span text:style-name="Default_20_Paragraph_20_Font"><text:span text:style-name="T1">.</text:span></text:span>txt<text:span text:style-name="Default_20_Paragraph_20_Font"><text:span text:style-name="T1">&gt;</text:span></text:span></text:p>
      <text:p text:style-name="P1"/>
      <text:p text:style-name="Standard">Ανοίγουμε ενα <text:span text:style-name="Default_20_Paragraph_20_Font"><text:span text:style-name="T1">ά</text:span></text:span>λλο terminal</text:p>
      <text:p text:style-name="Standard"/>
      <text:p text:style-name="Standard">./client1 &lt;enan arithmo apo clients pou theloume&gt;</text:p>
      <text:p text:style-name="Standard"/>
      <text:p text:style-name="Standard"><text:span text:style-name="Default_20_Paragraph_20_Font"><text:span text:style-name="T1">και δίνουμε στο </text:span></text:span>terminal<text:span text:style-name="Default_20_Paragraph_20_Font"><text:span text:style-name="T1"> του </text:span></text:span>client<text:span text:style-name="Default_20_Paragraph_20_Font"><text:span text:style-name="T1">1 <text:s/>την γραμμή που θέλουμε</text:span></text:span> <text:span text:style-name="Default_20_Paragraph_20_Font"><text:span text:style-name="T1">απο 0-30 κατα προτιμηση γιατι δεν εχω βαλει παραπανω σειρες στο </text:span></text:span>txt <text:span text:style-name="Default_20_Paragraph_20_Font"><text:span text:style-name="T1">.</text:span></text:span></text:p>
      <text:p text:style-name="P1"/>
      <text:p text:style-name="Standard"><text:span text:style-name="Default_20_Paragraph_20_Font"><text:span text:style-name="T1">τόσο ο </text:span></text:span>server<text:span text:style-name="Default_20_Paragraph_20_Font"><text:span text:style-name="T1">1 όσο και ο </text:span></text:span>client<text:span text:style-name="Default_20_Paragraph_20_Font"><text:span text:style-name="T1">1 τερματίζουν μόλις τελειώσουν οι </text:span></text:span>Ci<text:span text:style-name="Default_20_Paragraph_20_Font"><text:span text:style-name="T1"> διεργασίες.</text:span></text:span></text:p>
      <text:p text:style-name="P1"/>
      <text:p text:style-name="P1">-----------------------------------------------------------------</text:p>
      <text:p text:style-name="Standard"><text:span text:style-name="Default_20_Paragraph_20_Font"><text:span text:style-name="T1">Χρησιμοποίησα <text:s/>4 </text:span></text:span>semaphores<text:span text:style-name="Default_20_Paragraph_20_Font"><text:span text:style-name="T1"> 3 στην μνήμη 1 και 1 στην μνήμη 2ο</text:span></text:span></text:p>
      <text:p text:style-name="Standard"><text:span text:style-name="Default_20_Paragraph_20_Font"><text:span text:style-name="T1">--------------</text:span></text:span>shared<text:span text:style-name="Default_20_Paragraph_20_Font"><text:span text:style-name="T1"> </text:span></text:span>memory<text:span text:style-name="Default_20_Paragraph_20_Font"><text:span text:style-name="T1"> 1--------------------</text:span></text:span></text:p>
      <text:p text:style-name="Standard">semop<text:span text:style-name="Default_20_Paragraph_20_Font"><text:span text:style-name="T1">(</text:span></text:span>sem<text:span text:style-name="Default_20_Paragraph_20_Font"><text:span text:style-name="T1">_</text:span></text:span>id<text:span text:style-name="Default_20_Paragraph_20_Font"><text:span text:style-name="T1">,0)<text:tab/>αρχικοποιημένος 0 κάνει </text:span></text:span>block<text:span text:style-name="Default_20_Paragraph_20_Font"><text:span text:style-name="T1"> την διεργασία </text:span></text:span>D</text:p>
      <text:p text:style-name="P1"/>
      <text:p text:style-name="Standard">semop<text:span text:style-name="Default_20_Paragraph_20_Font"><text:span text:style-name="T1">(</text:span></text:span>sem<text:span text:style-name="Default_20_Paragraph_20_Font"><text:span text:style-name="T1">_</text:span></text:span>id<text:span text:style-name="Default_20_Paragraph_20_Font"><text:span text:style-name="T1">,1)<text:tab/>αρχικοποιημένος με 1 <text:s/>κάνει </text:span></text:span>down<text:span text:style-name="Default_20_Paragraph_20_Font"><text:span text:style-name="T1"> στην αρχή της διεργασίας </text:span></text:span>C<text:span text:style-name="Default_20_Paragraph_20_Font"><text:span text:style-name="T1"> οπότε κάνει </text:span></text:span>block<text:span text:style-name="Default_20_Paragraph_20_Font"><text:span text:style-name="T1"> τουσ αλλουσ </text:span></text:span>Ci</text:p>
      <text:p text:style-name="P1"><text:tab/><text:tab/><text:tab/></text:p>
      <text:p text:style-name="Standard">semop<text:span text:style-name="Default_20_Paragraph_20_Font"><text:span text:style-name="T1">(</text:span></text:span>sem<text:span text:style-name="Default_20_Paragraph_20_Font"><text:span text:style-name="T1">_</text:span></text:span>id<text:span text:style-name="Default_20_Paragraph_20_Font"><text:span text:style-name="T1">,2)<text:tab/>αρχικοποιημένος με 0 <text:s/>κάνει </text:span></text:span>block<text:span text:style-name="Default_20_Paragraph_20_Font"><text:span text:style-name="T1"> τον </text:span></text:span>C<text:span text:style-name="Default_20_Paragraph_20_Font"><text:span text:style-name="T1"> οταν πάει να δουλέψει η </text:span></text:span>D</text:p>
      <text:p text:style-name="P1"/>
      <text:p text:style-name="Standard"><text:span text:style-name="Default_20_Paragraph_20_Font"><text:span text:style-name="T1">----------------</text:span></text:span>SDM<text:span text:style-name="Default_20_Paragraph_20_Font"><text:span text:style-name="T1">2---------------------</text:span></text:span></text:p>
      <text:p text:style-name="Standard">semop<text:span text:style-name="Default_20_Paragraph_20_Font"><text:span text:style-name="T1">(</text:span></text:span>sem<text:span text:style-name="Default_20_Paragraph_20_Font"><text:span text:style-name="T1">_</text:span></text:span>id<text:span text:style-name="Default_20_Paragraph_20_Font"><text:span text:style-name="T1">2,0) αρχικοποιημένος με 0 κάνει <text:s/></text:span></text:span>block<text:span text:style-name="Default_20_Paragraph_20_Font"><text:span text:style-name="T1"> </text:span></text:span>ton<text:span text:style-name="Default_20_Paragraph_20_Font"><text:span text:style-name="T1"> </text:span></text:span>S<text:span text:style-name="Default_20_Paragraph_20_Font"><text:span text:style-name="T1"> η τον </text:span></text:span>D<text:span text:style-name="Default_20_Paragraph_20_Font"><text:span text:style-name="T1"> ανάλογα ποιος θέλει να δουλέψει στην </text:span></text:span>sdm<text:span text:style-name="Default_20_Paragraph_20_Font"><text:span text:style-name="T1">2</text:span></text:span></text:p>
      <text:p text:style-name="P1"/>
      <text:p text:style-name="P1"/>
      <text:p text:style-name="P1"/>
      <text:p text:style-name="P1">αναλυτικά οι διεργασίες</text:p>
      <text:p text:style-name="P1"/>
      <text:p text:style-name="Standard">client</text:p>
      <text:p text:style-name="P1"/>
      <text:p text:style-name="Standard">down<text:span text:style-name="Default_20_Paragraph_20_Font"><text:span text:style-name="T1">(</text:span></text:span>sem<text:span text:style-name="Default_20_Paragraph_20_Font"><text:span text:style-name="T1">_</text:span></text:span>id<text:span text:style-name="Default_20_Paragraph_20_Font"><text:span text:style-name="T1">,1)</text:span></text:span></text:p>
      <text:p text:style-name="Standard">scanf(,&amp;sdm1)</text:p>
      <text:p text:style-name="Standard">up(sem_id,0)</text:p>
      <text:p text:style-name="Standard">down(sem_id,2)</text:p>
      <text:p text:style-name="Standard">printf(,shm1)</text:p>
      <text:p text:style-name="Standard">up(sem_id,1)</text:p>
      <text:p text:style-name="Standard"/>
      <text:p text:style-name="Standard">server D</text:p>
      <text:p text:style-name="Standard"><text:soft-page-break/>down(sem_id,0)</text:p>
      <text:p text:style-name="Standard">get_&gt;line----smd1</text:p>
      <text:p text:style-name="Standard">put-&gt;line--sdm2</text:p>
      <text:p text:style-name="Standard">up(sem_id2,0)</text:p>
      <text:p text:style-name="Standard">down(sem_id2,0)</text:p>
      <text:p text:style-name="Standard">stpy(sdm1,sdm2)</text:p>
      <text:p text:style-name="Standard">up(sem_id,2)</text:p>
      <text:p text:style-name="Standard"/>
      <text:p text:style-name="Standard">server S</text:p>
      <text:p text:style-name="Standard"/>
      <text:p text:style-name="Standard">down(sem_id2,0)</text:p>
      <text:p text:style-name="Standard">get-line --sdm2</text:p>
      <text:p text:style-name="Standard">put char{} <text:s/>--sdm2</text:p>
      <text:p text:style-name="Standard"/>
      <text:p text:style-name="Standard">up(sem_id2,0)</text:p>
      <text:p text:style-name="Standard"/>
      <text:p text:style-name="Standard">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leonidas</meta:initial-creator>
    <meta:creation-date>2014-02-25T07:29:00Z</meta:creation-date>
    <dc:date>2016-09-08T07:39:35.673034740</dc:date>
    <meta:editing-cycles>6</meta:editing-cycles>
    <meta:editing-duration>PT5M1S</meta:editing-duration>
    <meta:document-statistic meta:table-count="0" meta:image-count="0" meta:object-count="0" meta:page-count="3" meta:paragraph-count="42" meta:word-count="203" meta:character-count="1447" meta:non-whitespace-character-count="1280"/>
    <meta:template xlink:type="simple" xlink:actuate="onRequest" xlink:title="" xlink:href="Normal"/>
  </office:meta>
</office:document-meta>
</file>